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6.299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transparent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transparent"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0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or_image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_long</text:p>
          </table:table-cell>
          <table:table-cell table:style-name="ce19" office:value-type="string" calcext:value-type="string">
            <text:p>mpn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4"/>
        </table:table-row>
        <table:table-row table:style-name="ro1">
          <table:table-cell table:style-name="ce2" office:value-type="string" calcext:value-type="string">
            <text:p>motor1</text:p>
          </table:table-cell>
          <table:table-cell table:style-name="ce2" table:formula="of:= &quot;[![&quot; &amp; [.A2] &amp; &quot;](images/part_&quot; &amp; [.A2] &amp; &quot;_140.jpg)](images/part_&quot; &amp; [.A2] &amp; &quot;.jpg) &quot;" office:value-type="string" office:string-value="[![motor1](images/part_motor1_140.jpg)](images/part_motor1.jpg) " calcext:value-type="string">
            <text:p>[![motor1](images/part_motor1_140.jpg)](images/part_motor1.jpg) </text:p>
          </table:table-cell>
          <table:table-cell table:style-name="ce2"/>
          <table:table-cell office:value-type="string" calcext:value-type="string">
            <text:p>y axis, roller paper forward and back</text:p>
          </table:table-cell>
          <table:table-cell table:number-columns-repeated="2"/>
          <table:table-cell table:style-name="Default" office:value-type="string" calcext:value-type="string">
            <text:p>HC385MG</text:p>
          </table:table-cell>
          <table:table-cell table:style-name="Default" table:number-columns-repeated="2"/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motor2</text:p>
          </table:table-cell>
          <table:table-cell table:style-name="ce2" table:formula="of:= &quot;[![&quot; &amp; [.A3] &amp; &quot;](images/part_&quot; &amp; [.A3] &amp; &quot;_140.jpg)](images/part_&quot; &amp; [.A3] &amp; &quot;.jpg) &quot;" office:value-type="string" office:string-value="[![motor2](images/part_motor2_140.jpg)](images/part_motor2.jpg) " calcext:value-type="string">
            <text:p>[![motor2](images/part_motor2_140.jpg)](images/part_motor2.jpg) </text:p>
          </table:table-cell>
          <table:table-cell table:style-name="ce2"/>
          <table:table-cell table:style-name="ce2" office:value-type="string" calcext:value-type="string">
            <text:p>x axis, knife head across</text:p>
          </table:table-cell>
          <table:table-cell table:style-name="ce2" table:number-columns-repeated="2"/>
          <table:table-cell table:style-name="Default" office:value-type="string" calcext:value-type="string">
            <text:p>HC385MG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u100</text:p>
          </table:table-cell>
          <table:table-cell table:style-name="ce2" table:formula="of:= &quot;[![&quot; &amp; [.A4] &amp; &quot;](images/part_&quot; &amp; [.A4] &amp; &quot;_140.jpg)](images/part_&quot; &amp; [.A4] &amp; &quot;.jpg) &quot;" office:value-type="string" office:string-value="[![u100](images/part_u100_140.jpg)](images/part_u100.jpg) " calcext:value-type="string">
            <text:p>[![u100](images/part_u100_140.jpg)](images/part_u100.jpg) </text:p>
          </table:table-cell>
          <table:table-cell table:style-name="ce2"/>
          <table:table-cell table:number-columns-repeated="2" table:style-name="ce2" office:value-type="string" calcext:value-type="string">
            <text:p>mcu</text:p>
          </table:table-cell>
          <table:table-cell table:style-name="ce2" office:value-type="string" calcext:value-type="string">
            <text:p>mcu microchip 1918ha5</text:p>
          </table:table-cell>
          <table:table-cell office:value-type="string" calcext:value-type="string">
            <text:p>microchip_1918HA5</text:p>
          </table:table-cell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u601</text:p>
          </table:table-cell>
          <table:table-cell table:style-name="ce2" table:formula="of:= &quot;[![&quot; &amp; [.A5] &amp; &quot;](images/part_&quot; &amp; [.A5] &amp; &quot;_140.jpg)](images/part_&quot; &amp; [.A5] &amp; &quot;.jpg) &quot;" office:value-type="string" office:string-value="[![u601](images/part_u601_140.jpg)](images/part_u601.jpg) " calcext:value-type="string">
            <text:p>[![u601](images/part_u601_140.jpg)](images/part_u601.jpg) </text:p>
          </table:table-cell>
          <table:table-cell table:style-name="ce2" table:number-columns-repeated="3"/>
          <table:table-cell table:style-name="ce2" office:value-type="string" calcext:value-type="string">
            <text:p>full bridge pwm motor controller a4950</text:p>
          </table:table-cell>
          <table:table-cell office:value-type="string" calcext:value-type="string">
            <text:p>allegro_a4950</text:p>
          </table:table-cell>
          <table:table-cell/>
          <table:table-cell office:value-type="string" calcext:value-type="string">
            <text:p><text:a xlink:href="https://www.allegromicro.com/en/products/motor-drivers/brush-dc-motor-drivers/a4950" xlink:type="simple">https://www.allegromicro.com/en/products/motor-drivers/brush-dc-motor-drivers/a4950</text:a>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u602</text:p>
          </table:table-cell>
          <table:table-cell table:style-name="ce2" table:number-columns-repeated="4"/>
          <table:table-cell table:style-name="ce2" office:value-type="string" calcext:value-type="string">
            <text:p>full bridge pwm motor controller a4950</text:p>
          </table:table-cell>
          <table:table-cell office:value-type="string" calcext:value-type="string">
            <text:p>allegro_a4950</text:p>
          </table:table-cell>
          <table:table-cell/>
          <table:table-cell office:value-type="string" calcext:value-type="string">
            <text:p><text:a xlink:href="https://www.allegromicro.com/en/products/motor-drivers/brush-dc-motor-drivers/a4950" xlink:type="simple">https://www.allegromicro.com/en/products/motor-drivers/brush-dc-motor-drivers/a4950</text:a></text:p>
          </table:table-cell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4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4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2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3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6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65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6:42:24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8T17:29:53.439000000</dc:date>
    <meta:editing-duration>PT4H13M41S</meta:editing-duration>
    <meta:editing-cycles>28</meta:editing-cycles>
    <meta:generator>LibreOffice/7.6.0.3$Windows_X86_64 LibreOffice_project/69edd8b8ebc41d00b4de3915dc82f8f0fc3b6265</meta:generator>
    <meta:document-statistic meta:table-count="1" meta:cell-count="32" meta:object-count="0"/>
  </office:meta>
</office:document-meta>
</file>